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Standard">
      <style:text-properties style:font-name="Inconsolata" fo:font-size="13pt" fo:language="de" fo:country="DE" officeooo:rsid="001d2f95" officeooo:paragraph-rsid="001d2f95" style:font-size-asian="13pt" style:font-size-complex="13pt"/>
    </style:style>
    <style:style style:name="P2" style:family="paragraph" style:parent-style-name="Text_20_body">
      <style:text-properties style:font-name="Inconsolata" fo:font-size="13pt" fo:language="de" fo:country="DE" style:font-size-asian="13pt" style:font-size-complex="13pt"/>
    </style:style>
    <style:style style:name="P3" style:family="paragraph" style:parent-style-name="Text_20_body">
      <style:text-properties style:font-name="Inconsolata" fo:font-size="13pt" fo:language="de" fo:country="DE" officeooo:paragraph-rsid="001d2f95" style:font-size-asian="13pt" style:font-size-complex="13pt"/>
    </style:style>
    <style:style style:name="P4" style:family="paragraph" style:parent-style-name="Text_20_body">
      <style:text-properties officeooo:paragraph-rsid="001d7f80"/>
    </style:style>
    <style:style style:name="P5" style:family="paragraph" style:parent-style-name="Preformatted_20_Text">
      <style:text-properties style:font-name="Inconsolata" fo:font-size="13pt" fo:language="de" fo:country="DE" officeooo:rsid="001d2f95" officeooo:paragraph-rsid="001d2f95" style:font-size-asian="13pt" style:font-size-complex="13pt"/>
    </style:style>
    <style:style style:name="P6" style:family="paragraph" style:parent-style-name="Text_20_body">
      <style:text-properties officeooo:paragraph-rsid="001d7f80"/>
    </style:style>
    <style:style style:name="P7" style:family="paragraph" style:parent-style-name="Text_20_body">
      <style:text-properties officeooo:paragraph-rsid="001ec8af"/>
    </style:style>
    <style:style style:name="P8" style:family="paragraph" style:parent-style-name="Text_20_body">
      <style:text-properties officeooo:paragraph-rsid="0020cffd"/>
    </style:style>
    <style:style style:name="P9" style:family="paragraph" style:parent-style-name="Text_20_body">
      <style:text-properties officeooo:paragraph-rsid="00228ee5"/>
    </style:style>
    <style:style style:name="P10" style:family="paragraph" style:parent-style-name="Text_20_body">
      <style:text-properties officeooo:paragraph-rsid="00245479"/>
    </style:style>
    <style:style style:name="P11" style:family="paragraph" style:parent-style-name="Text_20_body">
      <style:text-properties officeooo:paragraph-rsid="0024c74d"/>
    </style:style>
    <style:style style:name="P12" style:family="paragraph" style:parent-style-name="Text_20_body">
      <style:text-properties officeooo:paragraph-rsid="00259f57"/>
    </style:style>
    <style:style style:name="P13" style:family="paragraph" style:parent-style-name="Text_20_body">
      <style:text-properties officeooo:paragraph-rsid="00275177"/>
    </style:style>
    <style:style style:name="P14" style:family="paragraph" style:parent-style-name="Text_20_body">
      <style:text-properties officeooo:paragraph-rsid="0028ed2c"/>
    </style:style>
    <style:style style:name="P15" style:family="paragraph" style:parent-style-name="Text_20_body">
      <style:text-properties officeooo:paragraph-rsid="002ab697"/>
    </style:style>
    <style:style style:name="T1" style:family="text">
      <style:text-properties style:font-name="Inconsolata" fo:language="de" fo:country="DE"/>
    </style:style>
    <style:style style:name="T2" style:family="text">
      <style:text-properties style:font-name="Inconsolata" fo:language="de" fo:country="DE" officeooo:rsid="001d7f80"/>
    </style:style>
    <style:style style:name="T3" style:family="text">
      <style:text-properties style:font-name="Inconsolata" fo:font-size="10pt" fo:language="de" fo:country="DE" officeooo:rsid="001d7f80" style:font-size-asian="10pt" style:font-size-complex="10pt"/>
    </style:style>
    <style:style style:name="T4" style:family="text">
      <style:text-properties style:font-name="Inconsolata" fo:font-size="12pt" fo:language="de" fo:country="DE" officeooo:rsid="001d7f80" style:font-size-asian="10.5pt" style:font-size-complex="12pt"/>
    </style:style>
    <style:style style:name="T5" style:family="text">
      <style:text-properties style:font-name="Inconsolata" fo:font-size="12pt" fo:language="de" fo:country="DE" officeooo:rsid="001e45bd" style:font-size-asian="10.5pt" style:font-size-complex="12pt"/>
    </style:style>
    <style:style style:name="T6" style:family="text">
      <style:text-properties style:font-name="Inconsolata" fo:font-size="12pt" fo:language="de" fo:country="DE" officeooo:rsid="001ec8af" style:font-size-asian="10.5pt" style:font-size-complex="12pt"/>
    </style:style>
    <style:style style:name="T7" style:family="text">
      <style:text-properties style:font-name="Inconsolata" fo:font-size="12pt" fo:language="de" fo:country="DE" officeooo:rsid="0020531b" style:font-size-asian="10.5pt" style:font-size-complex="12pt"/>
    </style:style>
    <style:style style:name="T8" style:family="text">
      <style:text-properties style:font-name="Inconsolata" fo:font-size="12pt" fo:language="de" fo:country="DE" officeooo:rsid="0020cffd" style:font-size-asian="10.5pt" style:font-size-complex="12pt"/>
    </style:style>
    <style:style style:name="T9" style:family="text">
      <style:text-properties style:font-name="Inconsolata" fo:font-size="12pt" fo:language="de" fo:country="DE" officeooo:rsid="0021559d" style:font-size-asian="10.5pt" style:font-size-complex="12pt"/>
    </style:style>
    <style:style style:name="T10" style:family="text">
      <style:text-properties style:font-name="Inconsolata" fo:font-size="12pt" fo:language="de" fo:country="DE" officeooo:rsid="00228ee5" style:font-size-asian="10.5pt" style:font-size-complex="12pt"/>
    </style:style>
    <style:style style:name="T11" style:family="text">
      <style:text-properties style:font-name="Inconsolata" fo:font-size="12pt" fo:language="de" fo:country="DE" officeooo:rsid="00245479" style:font-size-asian="10.5pt" style:font-size-complex="12pt"/>
    </style:style>
    <style:style style:name="T12" style:family="text">
      <style:text-properties style:font-name="Inconsolata" fo:font-size="12pt" fo:language="de" fo:country="DE" officeooo:rsid="0024c74d" style:font-size-asian="10.5pt" style:font-size-complex="12pt"/>
    </style:style>
    <style:style style:name="T13" style:family="text">
      <style:text-properties style:font-name="Inconsolata" fo:font-size="12pt" fo:language="de" fo:country="DE" officeooo:rsid="00275177" style:font-size-asian="10.5pt" style:font-size-complex="12pt"/>
    </style:style>
    <style:style style:name="T14" style:family="text">
      <style:text-properties style:font-name="Inconsolata" fo:font-size="12pt" fo:language="de" fo:country="DE" officeooo:rsid="0028ed2c" style:font-size-asian="10.5pt" style:font-size-complex="12pt"/>
    </style:style>
    <style:style style:name="T15" style:family="text">
      <style:text-properties style:font-name="Inconsolata" fo:font-size="12pt" fo:language="de" fo:country="DE" officeooo:rsid="002ab697" style:font-size-asian="10.5pt" style:font-size-complex="12pt"/>
    </style:style>
    <style:style style:name="T16" style:family="text">
      <style:text-properties style:font-name="Inconsolata" fo:font-size="12pt" fo:language="de" fo:country="DE" officeooo:rsid="002b99ab" style:font-size-asian="10.5pt" style:font-size-complex="12pt"/>
    </style:style>
    <style:style style:name="T17" style:family="text">
      <style:text-properties style:font-name="Inconsolata" fo:font-size="12pt" fo:language="de" fo:country="DE" officeooo:rsid="002d952b" style:font-size-asian="10.5pt" style:font-size-complex="12pt"/>
    </style:style>
    <style:style style:name="T18" style:family="text">
      <style:text-properties style:font-name="Inconsolata" fo:font-size="12pt" fo:language="de" fo:country="DE" style:text-underline-style="none" fo:font-weight="normal" officeooo:rsid="0028ed2c" style:font-size-asian="10.5pt" style:font-weight-asian="normal" style:font-size-complex="12pt" style:font-weight-complex="normal"/>
    </style:style>
    <style:style style:name="T19" style:family="text">
      <style:text-properties style:font-name="Inconsolata" fo:font-size="12pt" fo:language="de" fo:country="DE" style:text-underline-style="none" fo:font-weight="bold" officeooo:rsid="0028ed2c" style:font-size-asian="10.5pt" style:font-weight-asian="bold" style:font-size-complex="12pt" style:font-weight-complex="bold"/>
    </style:style>
    <style:style style:name="T20" style:family="text">
      <style:text-properties style:font-name="Inconsolata" fo:font-size="12pt" fo:language="de" fo:country="DE" style:text-underline-style="none" fo:font-weight="bold" officeooo:rsid="00275177" style:font-size-asian="10.5pt" style:font-weight-asian="bold" style:font-size-complex="12pt" style:font-weight-complex="bold"/>
    </style:style>
    <style:style style:name="T21" style:family="text">
      <style:text-properties officeooo:rsid="001d7f80"/>
    </style:style>
    <style:style style:name="T22" style:family="text">
      <style:text-properties style:font-name="DejaVu Sans Mono" fo:font-size="12pt" fo:language="de" fo:country="DE" officeooo:rsid="002ab697"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Uns sind bei unserem (zugegebenermaßen relativ simplen) Testprogramm keine Laufzeitunterschiede aufgefallen, sieht man vom Aufbau der Verbindung ab.</text:p>
      <text:p text:style-name="P1"/>
      <text:p text:style-name="P1">1. <text:span text:style-name="T21">a)</text:span></text:p>
      <text:p text:style-name="P5">Buffer hat per Definition eine maximale endliche Größe. Das Interface BlockingQueue überlasst die Maximalgröße der Implementierung. Diese kann somit je nach Implementierung sowohl endlich als auch unendlich groß sein.</text:p>
      <text:p text:style-name="P2"/>
      <text:p text:style-name="P2">–</text:p>
      <text:p text:style-name="P3">BlockingQueue&lt;E&gt;.put(E x) vs. Buffer&lt;E&gt;.send(E x)</text:p>
      <text:p text:style-name="P3">die Methode ist äquivalent spezifiziert</text:p>
      <text:p text:style-name="P3">E BlockingQueue&lt;E&gt;.take() vs. E Buffer&lt;E&gt;.recv()</text:p>
      <text:p text:style-name="P3">die Spezifikationen sind äquivalent</text:p>
      <text:p text:style-name="P3">int BlockingQueue&lt;E&gt;.size() vs. int Buffer&lt;E&gt;.length()</text:p>
      <text:p text:style-name="Text_20_body"><text:span text:style-name="T1">die Spezifikationen sind äquivalent, bis auf den Unterschied, dass in Java, falls die Anzahl der Elemente größer als </text:span><text:span text:style-name="Teletype"><text:span text:style-name="T1">Integer.MAX_VALUE wäre, Integer.MAX_VALUE ausgegeben würde</text:span></text:span></text:p>
      <text:p text:style-name="Text_20_body"><text:span text:style-name="Teletype"><text:span text:style-name="T1">–</text:span></text:span></text:p>
      <text:p text:style-name="P4"><text:span text:style-name="Teletype"><text:span text:style-name="T2">Wir haben uns für einen Ringpuffer entschieden. Die schien uns der naheliegenste Pfad zu sein. Die statische Größe vermeidet Aufwand bei der Speicherverwaltung. Diese maximale Größe des Ringpuffers wird beim Aufruf des Konstruktors festgelegt und bleibt dann konstant.</text:span></text:span></text:p>
      <text:p text:style-name="P4"><text:span text:style-name="Teletype"><text:span text:style-name="T2">–</text:span></text:span></text:p>
      <text:p text:style-name="P4"><text:span text:style-name="Teletype"><text:span text:style-name="T2">Invariante: </text:span></text:span><text:span text:style-name="Teletype"><text:span text:style-name="T3">StringBufferImpl.length()&gt;=0 &amp; StringBufferImpl.length()&lt;= StringBufferImpl.maxSize</text:span></text:span></text:p>
      <text:p text:style-name="P4"><text:span text:style-name="Teletype"><text:span text:style-name="T3"/></text:span></text:p>
      <text:p text:style-name="P4"><text:span text:style-name="Teletype"><text:span text:style-name="T4">2) Wir benutzen zwei volatile Variablen isFull und isEmpty. Wir garantieren, dass isFull true </text:span></text:span><text:span text:style-name="Teletype"><text:span text:style-name="T5">ist</text:span></text:span><text:span text:style-name="Teletype"><text:span text:style-name="T4">, falls der Puffer voll ist </text:span></text:span><text:span text:style-name="Teletype"><text:span text:style-name="T5">und dass isEmpty true ist, falls der Puffer leer ist. Wenn isFull true ist, kann send durch Busy Waiting nicht betreten werden, wenn isEmpty true ist, kann recv durch Busy Waiting nicht betreten werden.</text:span></text:span></text:p>
      <text:p text:style-name="P4"><text:span text:style-name="Teletype"><text:span text:style-name="T5"/></text:span></text:p>
      <text:p text:style-name="P7"><text:span text:style-name="Teletype"><text:span text:style-name="T6">3) </text:span></text:span><text:span text:style-name="Teletype"><text:span text:style-name="T7">relevante Programme: aufgabe3, aufgabe3Remote</text:span></text:span></text:p>
      <text:p text:style-name="P14"><text:span text:style-name="Teletype"><text:span text:style-name="T14">Spezifikationen der Programme:</text:span></text:span></text:p>
      <text:p text:style-name="P13"><text:span text:style-name="Teletype"><text:span text:style-name="T14">D</text:span></text:span><text:span text:style-name="Teletype"><text:span text:style-name="T13">as Programm „java </text:span></text:span><text:span text:style-name="Teletype"><text:span text:style-name="T20">aufgabe3</text:span></text:span><text:span text:style-name="Teletype"><text:span text:style-name="T13">/bin/Main“ nimmt als Kommandozeilenparameter eine „commandid“ gemäß der Spezifikation des Befehls „fork“ in Aufgabenstellung. </text:span></text:span><text:span text:style-name="Teletype"><text:span text:style-name="T16">Es startet einen Fernprozess und leitet Benutzereingaben an den gestarteten Prozess weiter. Jede </text:span></text:span><text:soft-page-break/><text:span text:style-name="Teletype"><text:span text:style-name="T16">Nachricht des Fernprozesses wird auf der Konsole ausgegeben. </text:span></text:span><text:span text:style-name="Teletype"><text:span text:style-name="T17">Dabei stellt es jeder Aus- oder Eingabe die aktuelle Systemzeit voran.</text:span></text:span></text:p>
      <text:p text:style-name="P13"><text:span text:style-name="Teletype"><text:span text:style-name="T16"/></text:span></text:p>
      <text:p text:style-name="P14"><text:span text:style-name="Teletype"><text:span text:style-name="T14">Das Programm „java </text:span></text:span><text:span text:style-name="Teletype"><text:span text:style-name="T19">aufgabe3Remote</text:span></text:span><text:span text:style-name="Teletype"><text:span text:style-name="T18">/bin/Main“ realisiert ein einfaches „Echo“. Es wiederholt jede empfangene Nachricht. Es soll testhalber indirekt mittels </text:span></text:span><text:span text:style-name="Teletype"><text:span text:style-name="T19">aufgabe3</text:span></text:span><text:span text:style-name="Teletype"><text:span text:style-name="T18"> gestartet werden.</text:span></text:span></text:p>
      <text:p text:style-name="P7"><text:span text:style-name="Teletype"><text:span text:style-name="T7"/></text:span></text:p>
      <text:p text:style-name="P8"><text:span text:style-name="Teletype"><text:span text:style-name="T9">Befehl zum Starten des Fernprozesses (aufgabe3Remote) auf dem eigenen Rechner</text:span></text:span><text:span text:style-name="Teletype"><text:span text:style-name="T8">:</text:span></text:span></text:p>
      <text:p text:style-name="P8"><text:span text:style-name="Teletype"><text:span text:style-name="T8"><text:tab/>&gt; java -cp aufgabe3/bin Main "java -c</text:span></text:span><text:span text:style-name="Teletype"><text:span text:style-name="T15">p </text:span></text:span><text:span text:style-name="Teletype"><text:span text:style-name="T8">auf</text:span></text:span><text:span text:style-name="Teletype"><text:span text:style-name="T8">gabe3Remote/bin/ Main"</text:span></text:span></text:p>
      <text:p text:style-name="P10"><text:span text:style-name="Teletype"><text:span text:style-name="T11">Beispielprotokoll:</text:span></text:span></text:p>
      <text:p text:style-name="P10"><text:span text:style-name="Teletype"><text:span text:style-name="T11">Hallo</text:span></text:span></text:p>
      <text:p text:style-name="P10"><text:span text:style-name="Teletype"><text:span text:style-name="T11">01:55:01: sending "Hallo"</text:span></text:span></text:p>
      <text:p text:style-name="P10"><text:span text:style-name="Teletype"><text:span text:style-name="T11">01:55:01: got "received "Hallo""</text:span></text:span></text:p>
      <text:p text:style-name="P10"><text:span text:style-name="Teletype"><text:span text:style-name="T11">Test</text:span></text:span></text:p>
      <text:p text:style-name="P10"><text:span text:style-name="Teletype"><text:span text:style-name="T11">01:55:19: sending "Test"</text:span></text:span></text:p>
      <text:p text:style-name="P10"><text:span text:style-name="Teletype"><text:span text:style-name="T11">01:55:20: got "received "Test""</text:span></text:span></text:p>
      <text:p text:style-name="P10"><text:span text:style-name="Teletype"><text:span text:style-name="T11">Bla</text:span></text:span></text:p>
      <text:p text:style-name="P10"><text:span text:style-name="Teletype"><text:span text:style-name="T11">01:55:35: sending "Bla"</text:span></text:span></text:p>
      <text:p text:style-name="P10"><text:span text:style-name="Teletype"><text:span text:style-name="T11">01:55:35: got "received "Bla""</text:span></text:span></text:p>
      <text:p text:style-name="P10"><text:span text:style-name="Teletype"><text:span text:style-name="T11">hurz</text:span></text:span></text:p>
      <text:p text:style-name="P10"><text:span text:style-name="Teletype"><text:span text:style-name="T11">01:55:42: sending "hurz"</text:span></text:span></text:p>
      <text:p text:style-name="P10"><text:span text:style-name="Teletype"><text:span text:style-name="T11">01:55:42: got "received "hurz""</text:span></text:span></text:p>
      <text:p text:style-name="P10"><text:span text:style-name="Teletype"><text:span text:style-name="T11">check</text:span></text:span></text:p>
      <text:p text:style-name="P10"><text:span text:style-name="Teletype"><text:span text:style-name="T11">01:56:02: sending "check"</text:span></text:span></text:p>
      <text:p text:style-name="P10"><text:span text:style-name="Teletype"><text:span text:style-name="T11">01:56:02: got "received "check""</text:span></text:span></text:p>
      <text:p text:style-name="P10"><text:span text:style-name="Teletype"><text:span text:style-name="T11"/></text:span></text:p>
      <text:p text:style-name="P10"><text:span text:style-name="Teletype"><text:span text:style-name="T11"/></text:span></text:p>
      <text:p text:style-name="P9"><text:span text:style-name="Teletype"><text:span text:style-name="T9">Befehl zum Starten des Fernprozesses (aufgabe3Remote) auf </text:span></text:span><text:span text:style-name="Teletype"><text:span text:style-name="T10">einem Uni-Rechner</text:span></text:span><text:span text:style-name="Teletype"><text:span text:style-name="T8">:</text:span></text:span></text:p>
      <text:p text:style-name="P10"><text:span text:style-name="Teletype"><text:span text:style-name="T8"><text:tab/>&gt; </text:span></text:span><text:span text:style-name="Teletype"><text:span text:style-name="T11">java -cp aufgabe3/bin Main "EsGeh@wuhan.imp.fu-berlin.de:java -cp aufgabe3Remote/bin/ Main"</text:span></text:span></text:p>
      <text:p text:style-name="P12"><text:span text:style-name="Teletype"><text:span text:style-name="T11">Beispielprotokoll:</text:span></text:span></text:p>
      <text:p text:style-name="P11"><text:span text:style-name="Teletype"><text:span text:style-name="T12">Hallo</text:span></text:span></text:p>
      <text:p text:style-name="P11"><text:span text:style-name="Teletype"><text:span text:style-name="T12">01:57:25: sending "Hallo"</text:span></text:span></text:p>
      <text:p text:style-name="P11"><text:span text:style-name="Teletype"><text:span text:style-name="T12">01:57:25: got "received "Hallo""</text:span></text:span></text:p>
      <text:p text:style-name="P11"><text:soft-page-break/><text:span text:style-name="Teletype"><text:span text:style-name="T12">Test</text:span></text:span></text:p>
      <text:p text:style-name="P11"><text:span text:style-name="Teletype"><text:span text:style-name="T12">01:57:36: sending "Test"</text:span></text:span></text:p>
      <text:p text:style-name="P11"><text:span text:style-name="Teletype"><text:span text:style-name="T12">01:57:37: got "received "Test""</text:span></text:span></text:p>
      <text:p text:style-name="P11"><text:span text:style-name="Teletype"><text:span text:style-name="T12">Bla</text:span></text:span></text:p>
      <text:p text:style-name="P11"><text:span text:style-name="Teletype"><text:span text:style-name="T12">01:57:49: sending "Bla"</text:span></text:span></text:p>
      <text:p text:style-name="P11"><text:span text:style-name="Teletype"><text:span text:style-name="T12">01:57:49: got "received "Bla""</text:span></text:span></text:p>
      <text:p text:style-name="P11"><text:span text:style-name="Teletype"><text:span text:style-name="T12">hurz</text:span></text:span></text:p>
      <text:p text:style-name="P11"><text:span text:style-name="Teletype"><text:span text:style-name="T12">01:58:04: sending "hurz"</text:span></text:span></text:p>
      <text:p text:style-name="P11"><text:span text:style-name="Teletype"><text:span text:style-name="T12">01:58:04: got "received "hurz""</text:span></text:span></text:p>
      <text:p text:style-name="P11"><text:span text:style-name="Teletype"><text:span text:style-name="T12">check</text:span></text:span></text:p>
      <text:p text:style-name="P11"><text:span text:style-name="Teletype"><text:span text:style-name="T12">01:58:27: sending "check"</text:span></text:span></text:p>
      <text:p text:style-name="P11"><text:span text:style-name="Teletype"><text:span text:style-name="T12">01:58:27: got "received "check""</text:span></text:span></text:p>
      <text:p text:style-name="P11"><text:span text:style-name="Teletype"><text:span text:style-name="T12"/></text:span></text:p>
      <text:p text:style-name="P15"><text:span text:style-name="Teletype"><text:span text:style-name="T22">Fazit: es sind keine bemerkenswerten Zeitverzögerungen festzustell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Gargi-1.2b"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Gargi-1.2b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Gargi-1.2b2" style:font-size-complex="10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letype" style:family="text">
      <style:text-properties style:font-name="DejaVu Sans Mono" style:font-name-asian="DejaVu Sans Mono" style:font-name-complex="Gargi-1.2b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27:34.151871422</meta:creation-date>
    <dc:date>2013-10-25T02:11:36</dc:date>
    <meta:editing-duration>PT49M51S</meta:editing-duration>
    <meta:editing-cycles>14</meta:editing-cycles>
    <meta:generator>LibreOffice/3.6$Linux_X86_64 LibreOffice_project/360m1$Build-2</meta:generator>
    <meta:document-statistic meta:table-count="0" meta:image-count="0" meta:object-count="0" meta:page-count="3" meta:paragraph-count="56" meta:word-count="401" meta:character-count="3149" meta:non-whitespace-character-count="2772"/>
  </office:meta>
</office:document-meta>
</file>